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2dddf8" officeooo:paragraph-rsid="002dddf8"/>
    </style:style>
    <style:style style:name="P3" style:family="paragraph" style:parent-style-name="Standard">
      <style:text-properties officeooo:rsid="002f2737" officeooo:paragraph-rsid="002f2737"/>
    </style:style>
    <style:style style:name="P4" style:family="paragraph" style:parent-style-name="Standard">
      <style:text-properties officeooo:rsid="003340ed" officeooo:paragraph-rsid="003340ed"/>
    </style:style>
    <style:style style:name="P5" style:family="paragraph" style:parent-style-name="Standard">
      <style:text-properties officeooo:rsid="00280551" officeooo:paragraph-rsid="00673d1b"/>
    </style:style>
    <style:style style:name="P6" style:family="paragraph" style:parent-style-name="Standard">
      <style:paragraph-properties style:writing-mode="lr-tb"/>
      <style:text-properties officeooo:rsid="00169cc6" officeooo:paragraph-rsid="00169cc6"/>
    </style:style>
    <style:style style:name="P7" style:family="paragraph" style:parent-style-name="Standard">
      <style:paragraph-properties style:writing-mode="lr-tb"/>
      <style:text-properties officeooo:rsid="00169cc6" officeooo:paragraph-rsid="003c5f09"/>
    </style:style>
    <style:style style:name="P8" style:family="paragraph" style:parent-style-name="Standard">
      <style:paragraph-properties style:writing-mode="lr-tb"/>
      <style:text-properties officeooo:rsid="00169cc6" officeooo:paragraph-rsid="005fd7e6"/>
    </style:style>
    <style:style style:name="P9" style:family="paragraph" style:parent-style-name="Standard">
      <style:paragraph-properties style:writing-mode="lr-tb"/>
      <style:text-properties officeooo:rsid="00169cc6" officeooo:paragraph-rsid="007258b6"/>
    </style:style>
    <style:style style:name="P10" style:family="paragraph" style:parent-style-name="Standard">
      <style:paragraph-properties style:writing-mode="lr-tb"/>
      <style:text-properties officeooo:rsid="0015d217" officeooo:paragraph-rsid="0015d217"/>
    </style:style>
    <style:style style:name="P11" style:family="paragraph" style:parent-style-name="Standard">
      <style:paragraph-properties style:writing-mode="lr-tb"/>
      <style:text-properties officeooo:rsid="0015d217" officeooo:paragraph-rsid="005e41a5"/>
    </style:style>
    <style:style style:name="P12" style:family="paragraph" style:parent-style-name="Standard">
      <style:paragraph-properties style:writing-mode="lr-tb"/>
      <style:text-properties officeooo:rsid="00184994" officeooo:paragraph-rsid="00169cc6"/>
    </style:style>
    <style:style style:name="P13" style:family="paragraph" style:parent-style-name="Standard">
      <style:paragraph-properties style:writing-mode="lr-tb"/>
      <style:text-properties officeooo:rsid="0030e9ce" officeooo:paragraph-rsid="0039ad6f"/>
    </style:style>
    <style:style style:name="P14" style:family="paragraph" style:parent-style-name="Standard">
      <style:paragraph-properties style:writing-mode="lr-tb"/>
      <style:text-properties officeooo:rsid="003de5d1" officeooo:paragraph-rsid="003de5d1"/>
    </style:style>
    <style:style style:name="P15" style:family="paragraph" style:parent-style-name="Standard">
      <style:paragraph-properties style:writing-mode="lr-tb"/>
      <style:text-properties officeooo:rsid="003de5d1" officeooo:paragraph-rsid="0041763e"/>
    </style:style>
    <style:style style:name="P16" style:family="paragraph" style:parent-style-name="Standard">
      <style:paragraph-properties style:writing-mode="lr-tb"/>
      <style:text-properties officeooo:rsid="003de5d1" officeooo:paragraph-rsid="006c3bf9"/>
    </style:style>
    <style:style style:name="P17" style:family="paragraph" style:parent-style-name="Standard">
      <style:paragraph-properties style:writing-mode="lr-tb"/>
      <style:text-properties officeooo:rsid="003de5d1" officeooo:paragraph-rsid="006d53d9"/>
    </style:style>
    <style:style style:name="P18" style:family="paragraph" style:parent-style-name="Standard">
      <style:paragraph-properties style:writing-mode="lr-tb"/>
      <style:text-properties officeooo:rsid="003f2e50" officeooo:paragraph-rsid="003f2e50"/>
    </style:style>
    <style:style style:name="P19" style:family="paragraph" style:parent-style-name="Standard">
      <style:paragraph-properties style:writing-mode="lr-tb"/>
      <style:text-properties officeooo:rsid="003f2e50" officeooo:paragraph-rsid="006e4176"/>
    </style:style>
    <style:style style:name="P20" style:family="paragraph" style:parent-style-name="Standard">
      <style:paragraph-properties style:writing-mode="lr-tb"/>
      <style:text-properties officeooo:rsid="0041763e" officeooo:paragraph-rsid="0041763e"/>
    </style:style>
    <style:style style:name="P21" style:family="paragraph" style:parent-style-name="Standard">
      <style:paragraph-properties style:writing-mode="lr-tb"/>
      <style:text-properties officeooo:rsid="0042c6cd" officeooo:paragraph-rsid="0042c6cd"/>
    </style:style>
    <style:style style:name="P22" style:family="paragraph" style:parent-style-name="Standard">
      <style:paragraph-properties style:writing-mode="lr-tb"/>
      <style:text-properties officeooo:rsid="0042c6cd" officeooo:paragraph-rsid="00755185"/>
    </style:style>
    <style:style style:name="P23" style:family="paragraph" style:parent-style-name="Standard">
      <style:paragraph-properties style:writing-mode="lr-tb"/>
      <style:text-properties officeooo:rsid="0042c6cd" officeooo:paragraph-rsid="00772136"/>
    </style:style>
    <style:style style:name="P24" style:family="paragraph" style:parent-style-name="Standard">
      <style:paragraph-properties style:writing-mode="lr-tb"/>
      <style:text-properties officeooo:rsid="0042c6cd" officeooo:paragraph-rsid="0078177d"/>
    </style:style>
    <style:style style:name="P25" style:family="paragraph" style:parent-style-name="Standard">
      <style:paragraph-properties style:writing-mode="lr-tb"/>
      <style:text-properties officeooo:rsid="0042c6cd" officeooo:paragraph-rsid="0078ab38"/>
    </style:style>
    <style:style style:name="P26" style:family="paragraph" style:parent-style-name="Standard">
      <style:paragraph-properties style:writing-mode="lr-tb"/>
      <style:text-properties officeooo:rsid="0042c6cd" officeooo:paragraph-rsid="007a9600"/>
    </style:style>
    <style:style style:name="P27" style:family="paragraph" style:parent-style-name="Standard">
      <style:paragraph-properties style:writing-mode="lr-tb"/>
      <style:text-properties officeooo:rsid="0042c6cd" officeooo:paragraph-rsid="00561643"/>
    </style:style>
    <style:style style:name="P28" style:family="paragraph" style:parent-style-name="Standard">
      <style:paragraph-properties style:writing-mode="lr-tb"/>
      <style:text-properties officeooo:rsid="0042c6cd" officeooo:paragraph-rsid="007c2b11"/>
    </style:style>
    <style:style style:name="P29" style:family="paragraph" style:parent-style-name="Standard">
      <style:paragraph-properties style:writing-mode="lr-tb"/>
      <style:text-properties officeooo:rsid="004421fc" officeooo:paragraph-rsid="004421fc"/>
    </style:style>
    <style:style style:name="P30" style:family="paragraph" style:parent-style-name="Standard">
      <style:paragraph-properties style:writing-mode="lr-tb"/>
      <style:text-properties officeooo:rsid="001c275a" officeooo:paragraph-rsid="001c275a"/>
    </style:style>
    <style:style style:name="P31" style:family="paragraph" style:parent-style-name="Standard">
      <style:paragraph-properties style:writing-mode="lr-tb"/>
      <style:text-properties officeooo:rsid="001c275a" officeooo:paragraph-rsid="0061228f"/>
    </style:style>
    <style:style style:name="P32" style:family="paragraph" style:parent-style-name="Standard">
      <style:paragraph-properties style:writing-mode="lr-tb"/>
      <style:text-properties officeooo:rsid="00461004" officeooo:paragraph-rsid="0061228f"/>
    </style:style>
    <style:style style:name="P33" style:family="paragraph" style:parent-style-name="Standard">
      <style:paragraph-properties style:writing-mode="lr-tb"/>
      <style:text-properties officeooo:rsid="001e959d" officeooo:paragraph-rsid="0061228f"/>
    </style:style>
    <style:style style:name="P34" style:family="paragraph" style:parent-style-name="Standard">
      <style:paragraph-properties style:writing-mode="lr-tb"/>
      <style:text-properties officeooo:rsid="00257a0b" officeooo:paragraph-rsid="0062dc82"/>
    </style:style>
    <style:style style:name="P35" style:family="paragraph" style:parent-style-name="Standard">
      <style:paragraph-properties style:writing-mode="lr-tb"/>
      <style:text-properties officeooo:rsid="00257a0b" officeooo:paragraph-rsid="0064a1b4"/>
    </style:style>
    <style:style style:name="P36" style:family="paragraph" style:parent-style-name="Standard">
      <style:paragraph-properties style:writing-mode="lr-tb"/>
      <style:text-properties officeooo:rsid="00257a0b" officeooo:paragraph-rsid="0065649a"/>
    </style:style>
    <style:style style:name="P37" style:family="paragraph" style:parent-style-name="Standard">
      <style:paragraph-properties style:writing-mode="lr-tb"/>
      <style:text-properties officeooo:rsid="00280551" officeooo:paragraph-rsid="0065649a"/>
    </style:style>
    <style:style style:name="P38" style:family="paragraph" style:parent-style-name="Standard">
      <style:paragraph-properties style:writing-mode="lr-tb"/>
      <style:text-properties officeooo:rsid="00280551" officeooo:paragraph-rsid="00673d1b"/>
    </style:style>
    <style:style style:name="P39" style:family="paragraph" style:parent-style-name="Standard">
      <style:paragraph-properties style:writing-mode="lr-tb"/>
      <style:text-properties officeooo:rsid="00280551" officeooo:paragraph-rsid="00376399"/>
    </style:style>
    <style:style style:name="P40" style:family="paragraph" style:parent-style-name="Standard">
      <style:paragraph-properties style:writing-mode="lr-tb"/>
      <style:text-properties officeooo:rsid="00280551" officeooo:paragraph-rsid="006888d2"/>
    </style:style>
    <style:style style:name="P41" style:family="paragraph" style:parent-style-name="Standard">
      <style:paragraph-properties style:writing-mode="lr-tb"/>
      <style:text-properties officeooo:rsid="0029a8de" officeooo:paragraph-rsid="006888d2"/>
    </style:style>
    <style:style style:name="P42" style:family="paragraph" style:parent-style-name="Standard">
      <style:paragraph-properties style:writing-mode="lr-tb"/>
      <style:text-properties officeooo:rsid="003b95ba" officeooo:paragraph-rsid="0069ce9e"/>
    </style:style>
    <style:style style:name="P43" style:family="paragraph" style:parent-style-name="Standard">
      <style:paragraph-properties style:writing-mode="lr-tb"/>
      <style:text-properties officeooo:rsid="003c5f09" officeooo:paragraph-rsid="006b43e0"/>
    </style:style>
    <style:style style:name="P44" style:family="paragraph" style:parent-style-name="Standard">
      <style:paragraph-properties style:writing-mode="lr-tb"/>
      <style:text-properties officeooo:rsid="003c5f09" officeooo:paragraph-rsid="006c3bf9"/>
    </style:style>
    <style:style style:name="P45" style:family="paragraph" style:parent-style-name="Standard">
      <style:paragraph-properties style:writing-mode="lr-tb"/>
      <style:text-properties officeooo:rsid="0040afb1" officeooo:paragraph-rsid="006f90a4"/>
    </style:style>
    <style:style style:name="P46" style:family="paragraph" style:parent-style-name="Standard">
      <style:paragraph-properties style:writing-mode="lr-tb"/>
      <style:text-properties officeooo:rsid="007e08eb" officeooo:paragraph-rsid="007e08eb"/>
    </style:style>
    <style:style style:name="P47" style:family="paragraph" style:parent-style-name="Standard">
      <style:paragraph-properties style:writing-mode="lr-tb"/>
      <style:text-properties officeooo:rsid="0065649a" officeooo:paragraph-rsid="0065649a"/>
    </style:style>
    <style:style style:name="P48" style:family="paragraph" style:parent-style-name="Standard">
      <style:paragraph-properties style:writing-mode="lr-tb"/>
      <style:text-properties fo:font-weight="bold" officeooo:rsid="00280551" officeooo:paragraph-rsid="00673d1b" style:font-weight-asian="bold" style:font-weight-complex="bold"/>
    </style:style>
    <style:style style:name="P49" style:family="paragraph" style:parent-style-name="Standard">
      <style:paragraph-properties style:writing-mode="lr-tb"/>
      <style:text-properties officeooo:rsid="0042c6cd" officeooo:paragraph-rsid="008006fb"/>
    </style:style>
    <style:style style:name="P50" style:family="paragraph" style:parent-style-name="Standard">
      <style:paragraph-properties style:writing-mode="lr-tb"/>
      <style:text-properties officeooo:rsid="0042c6cd" officeooo:paragraph-rsid="008101fb"/>
    </style:style>
    <style:style style:name="P51" style:family="paragraph" style:parent-style-name="Standard">
      <style:paragraph-properties style:writing-mode="lr-tb"/>
      <style:text-properties officeooo:rsid="0042c6cd" officeooo:paragraph-rsid="0082fb9c"/>
    </style:style>
    <style:style style:name="P52" style:family="paragraph" style:parent-style-name="Standard">
      <style:paragraph-properties style:writing-mode="lr-tb"/>
      <style:text-properties officeooo:rsid="0042c6cd" officeooo:paragraph-rsid="008560ca"/>
    </style:style>
    <style:style style:name="P53" style:family="paragraph" style:parent-style-name="Standard">
      <style:paragraph-properties style:writing-mode="lr-tb"/>
      <style:text-properties officeooo:rsid="0042c6cd" officeooo:paragraph-rsid="008667db"/>
    </style:style>
    <style:style style:name="P54" style:family="paragraph" style:parent-style-name="Standard">
      <style:paragraph-properties style:writing-mode="lr-tb"/>
      <style:text-properties officeooo:rsid="0042c6cd" officeooo:paragraph-rsid="0042c6cd"/>
    </style:style>
    <style:style style:name="P55" style:family="paragraph" style:parent-style-name="Standard">
      <style:paragraph-properties style:writing-mode="lr-tb"/>
      <style:text-properties officeooo:rsid="0042c6cd" officeooo:paragraph-rsid="00884efa"/>
    </style:style>
    <style:style style:name="P56" style:family="paragraph" style:parent-style-name="Standard">
      <style:paragraph-properties style:writing-mode="lr-tb"/>
      <style:text-properties officeooo:rsid="0042c6cd" officeooo:paragraph-rsid="00887f58"/>
    </style:style>
    <style:style style:name="P57" style:family="paragraph" style:parent-style-name="Standard">
      <style:paragraph-properties style:writing-mode="lr-tb"/>
      <style:text-properties officeooo:rsid="0042c6cd" officeooo:paragraph-rsid="008a5e8d"/>
    </style:style>
    <style:style style:name="P58" style:family="paragraph" style:parent-style-name="Standard">
      <style:paragraph-properties style:writing-mode="lr-tb"/>
      <style:text-properties officeooo:rsid="0042c6cd" officeooo:paragraph-rsid="008ab82f"/>
    </style:style>
    <style:style style:name="P59" style:family="paragraph" style:parent-style-name="Standard">
      <style:paragraph-properties style:writing-mode="lr-tb"/>
      <style:text-properties officeooo:rsid="004421fc" officeooo:paragraph-rsid="008c5797"/>
    </style:style>
    <style:style style:name="P60" style:family="paragraph" style:parent-style-name="Standard">
      <style:paragraph-properties style:writing-mode="lr-tb"/>
      <style:text-properties officeooo:rsid="004421fc" officeooo:paragraph-rsid="008d908a"/>
    </style:style>
    <style:style style:name="P61" style:family="paragraph" style:parent-style-name="Standard">
      <style:paragraph-properties style:writing-mode="lr-tb"/>
      <style:text-properties officeooo:rsid="004421fc" officeooo:paragraph-rsid="008eebc8"/>
    </style:style>
    <style:style style:name="P62" style:family="paragraph" style:parent-style-name="Standard">
      <style:paragraph-properties style:writing-mode="lr-tb"/>
      <style:text-properties officeooo:rsid="004421fc" officeooo:paragraph-rsid="008fcd21"/>
    </style:style>
    <style:style style:name="P63" style:family="paragraph" style:parent-style-name="Standard">
      <style:paragraph-properties style:writing-mode="lr-tb"/>
      <style:text-properties officeooo:rsid="004421fc" officeooo:paragraph-rsid="0091255a"/>
    </style:style>
    <style:style style:name="P64" style:family="paragraph" style:parent-style-name="Standard">
      <style:paragraph-properties style:writing-mode="lr-tb"/>
      <style:text-properties officeooo:rsid="004421fc" officeooo:paragraph-rsid="00921643"/>
    </style:style>
    <style:style style:name="P65" style:family="paragraph" style:parent-style-name="Standard">
      <style:paragraph-properties style:writing-mode="lr-tb"/>
      <style:text-properties officeooo:rsid="004421fc" officeooo:paragraph-rsid="0093226e"/>
    </style:style>
    <style:style style:name="P66" style:family="paragraph" style:parent-style-name="Standard">
      <style:paragraph-properties style:writing-mode="lr-tb"/>
      <style:text-properties officeooo:rsid="004421fc" officeooo:paragraph-rsid="0094d9f5"/>
    </style:style>
    <style:style style:name="P67" style:family="paragraph" style:parent-style-name="Standard">
      <style:paragraph-properties style:writing-mode="lr-tb"/>
      <style:text-properties officeooo:rsid="004421fc" officeooo:paragraph-rsid="0096443d"/>
    </style:style>
    <style:style style:name="P68" style:family="paragraph" style:parent-style-name="Standard">
      <style:paragraph-properties style:writing-mode="lr-tb"/>
      <style:text-properties officeooo:rsid="004421fc" officeooo:paragraph-rsid="009752ec"/>
    </style:style>
    <style:style style:name="P69" style:family="paragraph" style:parent-style-name="Standard">
      <style:paragraph-properties style:writing-mode="lr-tb"/>
      <style:text-properties officeooo:rsid="004421fc" officeooo:paragraph-rsid="0097a610"/>
    </style:style>
    <style:style style:name="P70" style:family="paragraph" style:parent-style-name="Standard">
      <style:paragraph-properties style:writing-mode="lr-tb"/>
      <style:text-properties officeooo:rsid="004421fc" officeooo:paragraph-rsid="00995651"/>
    </style:style>
    <style:style style:name="P71" style:family="paragraph" style:parent-style-name="Standard">
      <style:paragraph-properties style:writing-mode="lr-tb"/>
      <style:text-properties officeooo:rsid="004421fc" officeooo:paragraph-rsid="009af5bd"/>
    </style:style>
    <style:style style:name="P72" style:family="paragraph" style:parent-style-name="Standard">
      <style:paragraph-properties style:writing-mode="lr-tb"/>
      <style:text-properties officeooo:rsid="004421fc" officeooo:paragraph-rsid="009c32e4"/>
    </style:style>
    <style:style style:name="P73" style:family="paragraph" style:parent-style-name="Standard">
      <style:paragraph-properties style:writing-mode="lr-tb"/>
      <style:text-properties officeooo:rsid="004421fc" officeooo:paragraph-rsid="009e1c37"/>
    </style:style>
    <style:style style:name="P74" style:family="paragraph" style:parent-style-name="Standard">
      <style:paragraph-properties style:writing-mode="lr-tb"/>
      <style:text-properties officeooo:rsid="001c275a" officeooo:paragraph-rsid="0061228f"/>
    </style:style>
    <style:style style:name="T1" style:family="text">
      <style:text-properties officeooo:rsid="002762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61643"/>
    </style:style>
    <style:style style:name="T4" style:family="text">
      <style:text-properties officeooo:rsid="00564f3f"/>
    </style:style>
    <style:style style:name="T5" style:family="text">
      <style:text-properties officeooo:rsid="0058149e"/>
    </style:style>
    <style:style style:name="T6" style:family="text">
      <style:text-properties officeooo:rsid="0061228f"/>
    </style:style>
    <style:style style:name="T7" style:family="text">
      <style:text-properties officeooo:rsid="0062dc82"/>
    </style:style>
    <style:style style:name="T8" style:family="text">
      <style:text-properties officeooo:rsid="0065649a"/>
    </style:style>
    <style:style style:name="T9" style:family="text">
      <style:text-properties officeooo:rsid="00673d1b"/>
    </style:style>
    <style:style style:name="T10" style:family="text">
      <style:text-properties officeooo:rsid="006f90a4"/>
    </style:style>
    <style:style style:name="T11" style:family="text">
      <style:text-properties officeooo:rsid="007258b6"/>
    </style:style>
    <style:style style:name="T12" style:family="text">
      <style:text-properties officeooo:rsid="00755185"/>
    </style:style>
    <style:style style:name="T13" style:family="text">
      <style:text-properties officeooo:rsid="00772136"/>
    </style:style>
    <style:style style:name="T14" style:family="text">
      <style:text-properties officeooo:rsid="007b2c8f"/>
    </style:style>
    <style:style style:name="T15" style:family="text">
      <style:text-properties officeooo:rsid="00887f58"/>
    </style:style>
    <style:style style:name="T16" style:family="text">
      <style:text-properties officeooo:rsid="008c5797"/>
    </style:style>
    <style:style style:name="T17" style:family="text">
      <style:text-properties officeooo:rsid="008d908a"/>
    </style:style>
    <style:style style:name="T18" style:family="text">
      <style:text-properties officeooo:rsid="0091255a"/>
    </style:style>
    <style:style style:name="T19" style:family="text">
      <style:text-properties officeooo:rsid="0093226e"/>
    </style:style>
    <style:style style:name="T20" style:family="text">
      <style:text-properties officeooo:rsid="0096443d"/>
    </style:style>
    <style:style style:name="T21" style:family="text">
      <style:text-properties officeooo:rsid="009752ec"/>
    </style:style>
    <style:style style:name="T22" style:family="text">
      <style:text-properties officeooo:rsid="009c32e4"/>
    </style:style>
    <style:style style:name="T23" style:family="text">
      <style:text-properties officeooo:rsid="009fdd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</text:p>
      <text:p text:style-name="P1"/>
      <text:p text:style-name="P11">objetivo</text:p>
      <text:p text:style-name="P11"><text:tab/>estudo</text:p>
      <text:p text:style-name="P11"><text:tab/><text:tab/>gerar </text:p>
      <text:p text:style-name="P11"><text:tab/><text:tab/><text:tab/>modelo preditivo </text:p>
      <text:p text:style-name="P11"><text:tab/><text:tab/><text:tab/><text:tab/>indicador de desempenho médio</text:p>
      <text:p text:style-name="P11"><text:tab/><text:tab/><text:tab/><text:tab/><text:tab/>ciências da natureza e suas tecnologias</text:p>
      <text:p text:style-name="P11"><text:tab/><text:tab/><text:tab/><text:tab/><text:tab/><text:tab/>alunos </text:p>
      <text:p text:style-name="P11"><text:tab/><text:tab/><text:tab/><text:tab/><text:tab/><text:tab/><text:tab/>escolas </text:p>
      <text:p text:style-name="P11"><text:tab/><text:tab/><text:tab/><text:tab/><text:tab/><text:tab/><text:tab/><text:tab/>ensino médio </text:p>
      <text:p text:style-name="P11"><text:tab/><text:tab/><text:tab/><text:tab/><text:tab/><text:tab/><text:tab/><text:tab/><text:tab/>dados </text:p>
      <text:p text:style-name="P11"><text:tab/><text:tab/><text:tab/><text:tab/><text:tab/><text:tab/><text:tab/><text:tab/><text:tab/><text:tab/>referentes </text:p>
      <text:p text:style-name="P11"><text:tab/><text:tab/><text:tab/><text:tab/><text:tab/><text:tab/><text:tab/><text:tab/><text:tab/><text:tab/><text:tab/>ENEM </text:p>
      <text:p text:style-name="P11"><text:tab/><text:tab/><text:tab/><text:tab/><text:tab/><text:tab/><text:tab/><text:tab/><text:tab/><text:tab/><text:tab/><text:tab/>2015.</text:p>
      <text:p text:style-name="P10"/>
      <text:p text:style-name="P8">proposta</text:p>
      <text:p text:style-name="P8"><text:tab/>justifica-se </text:p>
      <text:p text:style-name="P8"><text:tab/><text:tab/>cenário alarmante </text:p>
      <text:p text:style-name="P8"><text:tab/><text:tab/><text:tab/>baixo desempenho </text:p>
      <text:p text:style-name="P8"><text:tab/><text:tab/><text:tab/><text:tab/>alunos </text:p>
      <text:p text:style-name="P8"><text:tab/><text:tab/><text:tab/><text:tab/><text:tab/>ensino básico </text:p>
      <text:p text:style-name="P8"><text:tab/><text:tab/><text:tab/><text:tab/><text:tab/><text:tab/>Brasil</text:p>
      <text:p text:style-name="P8"><text:tab/><text:tab/><text:tab/><text:tab/><text:tab/><text:tab/><text:tab/>dados </text:p>
      <text:p text:style-name="P8"><text:tab/><text:tab/><text:tab/><text:tab/><text:tab/><text:tab/><text:tab/><text:tab/>PISA</text:p>
      <text:p text:style-name="P8"><text:tab/><text:tab/><text:tab/><text:tab/><text:tab/><text:tab/><text:tab/><text:tab/><text:tab/>2015 </text:p>
      <text:p text:style-name="P8"/>
      <text:p text:style-name="P8"/>
      <text:p text:style-name="P32">total</text:p>
      <text:p text:style-name="P32"><text:tab/>70 países</text:p>
      <text:p text:style-name="P32"><text:tab/><text:tab/> avaliados</text:p>
      <text:p text:style-name="P32"><text:tab/><text:tab/><text:tab/>Brasil </text:p>
      <text:p text:style-name="P32"><text:tab/><text:tab/><text:tab/><text:tab/>últimos colocado.</text:p>
      <text:p text:style-name="P32"/>
      <text:p text:style-name="P31">Relatório</text:p>
      <text:p text:style-name="P31"><text:tab/>indica</text:p>
      <text:p text:style-name="P31"><text:tab/><text:tab/>ciências</text:p>
      <text:p text:style-name="P31"><text:tab/><text:tab/><text:tab/>valor médio</text:p>
      <text:p text:style-name="P31"><text:tab/><text:tab/><text:tab/><text:tab/>desempenho</text:p>
      <text:p text:style-name="P31"><text:tab/><text:tab/><text:tab/><text:tab/><text:tab/>estudantes brasileiros</text:p>
      <text:p text:style-name="P31"><text:tab/><text:tab/><text:tab/><text:tab/><text:tab/><text:tab/><text:span text:style-name="T6">manteve-se</text:span> estável</text:p>
      <text:p text:style-name="P31"><text:tab/><text:tab/><text:tab/><text:tab/><text:tab/><text:tab/><text:tab/><text:span text:style-name="T23">de 2006 até 2016</text:span></text:p>
      <text:p text:style-name="P31"/>
      <text:p text:style-name="P33">Estudos</text:p>
      <text:p text:style-name="P33"><text:tab/>Censo Escolar da Educação Básica</text:p>
      <text:p text:style-name="P33"><text:tab/><text:tab/>2016 </text:p>
      <text:p text:style-name="P33"><text:tab/><text:tab/><text:tab/>realizado</text:p>
      <text:p text:style-name="P33"><text:tab/><text:tab/><text:tab/><text:tab/>INEP</text:p>
      <text:p text:style-name="P33"><text:tab/><text:tab/><text:tab/><text:tab/><text:tab/>reflexões</text:p>
      <text:p text:style-name="P33"><text:tab/><text:tab/><text:tab/><text:tab/><text:tab/><text:tab/>infraestrutura</text:p>
      <text:p text:style-name="P33"><text:tab/><text:tab/><text:tab/><text:tab/><text:tab/><text:tab/><text:tab/>instituições</text:p>
      <text:p text:style-name="P33"><text:tab/><text:tab/><text:tab/><text:tab/><text:tab/><text:tab/><text:tab/><text:tab/>ensino básico</text:p>
      <text:p text:style-name="P33"><text:soft-page-break/><text:tab/><text:tab/><text:tab/><text:tab/><text:tab/><text:tab/><text:tab/><text:tab/><text:tab/>território nacional</text:p>
      <text:p text:style-name="P33"><text:tab/><text:tab/><text:tab/><text:tab/><text:tab/><text:tab/><text:tab/><text:tab/><text:tab/><text:tab/>em relação</text:p>
      <text:p text:style-name="P33"><text:tab/><text:tab/><text:tab/><text:tab/><text:tab/><text:tab/><text:tab/><text:tab/><text:tab/><text:tab/><text:tab/>baixos índices</text:p>
      <text:p text:style-name="P33"><text:tab/><text:tab/><text:tab/><text:tab/><text:tab/><text:tab/><text:tab/><text:tab/><text:tab/><text:tab/><text:tab/><text:tab/>apresentados</text:p>
      <text:p text:style-name="P33"><text:tab/><text:tab/><text:tab/><text:tab/><text:tab/><text:tab/><text:tab/><text:tab/><text:tab/><text:tab/><text:tab/><text:tab/><text:tab/>PISA</text:p>
      <text:p text:style-name="P33"><text:tab/><text:tab/><text:tab/><text:tab/><text:tab/><text:tab/><text:tab/><text:tab/><text:tab/><text:tab/><text:tab/><text:tab/><text:tab/><text:tab/>2015.</text:p>
      <text:p text:style-name="P30"/>
      <text:p text:style-name="P4">MINERAÇÃO DE DADOS EDUCACIONAIS</text:p>
      <text:p text:style-name="P3"/>
      <text:p text:style-name="P34">MDE</text:p>
      <text:p text:style-name="P34"><text:tab/>consiste </text:p>
      <text:p text:style-name="P34"><text:tab/><text:tab/>Mineração de Dados </text:p>
      <text:p text:style-name="P34"><text:tab/><text:tab/><text:tab/>aplicada </text:p>
      <text:p text:style-name="P34"><text:tab/><text:tab/><text:tab/><text:tab/><text:span text:style-name="T7">educação</text:span>.</text:p>
      <text:p text:style-name="P34"/>
      <text:p text:style-name="P35">MD</text:p>
      <text:p text:style-name="P35"><text:tab/>é</text:p>
      <text:p text:style-name="P35"><text:tab/><text:tab/>etapa principal</text:p>
      <text:p text:style-name="P35"><text:tab/><text:tab/><text:tab/>processo</text:p>
      <text:p text:style-name="P35"><text:tab/><text:tab/><text:tab/><text:tab/>Descoberta de Conhecimento em Bases de Dados.</text:p>
      <text:p text:style-name="P35"/>
      <text:p text:style-name="P36">DCDB</text:p>
      <text:p text:style-name="P36"><text:tab/><text:span text:style-name="T8">pode ser</text:span></text:p>
      <text:p text:style-name="P47"><text:tab/><text:tab/>separado</text:p>
      <text:p text:style-name="P36"><text:span text:style-name="T1"><text:tab/><text:tab/><text:tab/>q</text:span>uatro etapas</text:p>
      <text:p text:style-name="P36"><text:tab/><text:tab/><text:tab/><text:tab/>base de dados</text:p>
      <text:p text:style-name="P36"><text:tab/><text:tab/><text:tab/><text:tab/>pré-processamento</text:p>
      <text:p text:style-name="P36"><text:tab/><text:tab/><text:tab/><text:tab/>MD</text:p>
      <text:p text:style-name="P36"><text:tab/><text:tab/><text:tab/><text:tab/>pós-processamento.</text:p>
      <text:p text:style-name="P36"/>
      <text:p text:style-name="P37">DCDB</text:p>
      <text:p text:style-name="P37"><text:tab/>podem ser</text:p>
      <text:p text:style-name="P37"><text:tab/><text:tab/>utilizadas</text:p>
      <text:p text:style-name="P37"><text:tab/><text:tab/><text:tab/> uma ou mais <text:span text:style-name="T2">bases de dados</text:span></text:p>
      <text:p text:style-name="P37"><text:span text:style-name="T2"><text:tab/><text:tab/><text:tab/><text:tab/></text:span>disponibilizadas</text:p>
      <text:p text:style-name="P37"><text:tab/><text:tab/><text:tab/><text:tab/><text:tab/>estruturada</text:p>
      <text:p text:style-name="P37"><text:tab/><text:tab/><text:tab/><text:tab/><text:tab/>não estruturada.</text:p>
      <text:p text:style-name="P37"/>
      <text:p text:style-name="P5"><text:span text:style-name="T9">I</text:span>ntegração</text:p>
      <text:p text:style-name="P5"><text:tab/>ocorre </text:p>
      <text:p text:style-name="P5"><text:tab/><text:tab/>etapa</text:p>
      <text:p text:style-name="P5"><text:tab/><text:tab/><text:tab/><text:span text:style-name="T2">pré-processamento</text:span></text:p>
      <text:p text:style-name="P5"><text:span text:style-name="T2"><text:tab/><text:tab/><text:tab/><text:tab/></text:span>bem como</text:p>
      <text:p text:style-name="P5"><text:tab/><text:tab/><text:tab/><text:tab/><text:tab/>correção de valores</text:p>
      <text:p text:style-name="P5"><text:tab/><text:tab/><text:tab/><text:tab/><text:tab/><text:tab/>ausentes</text:p>
      <text:p text:style-name="P5"><text:tab/><text:tab/><text:tab/><text:tab/><text:tab/><text:tab/>ruidosos</text:p>
      <text:p text:style-name="P5"><text:tab/><text:tab/><text:tab/><text:tab/><text:tab/><text:tab/>inconsistentes</text:p>
      <text:p text:style-name="P5"><text:tab/><text:tab/><text:tab/><text:tab/><text:tab/><text:tab/>redundantes.</text:p>
      <text:p text:style-name="P5"/>
      <text:p text:style-name="P38">Etapa</text:p>
      <text:p text:style-name="P48"><text:tab/>MD</text:p>
      <text:p text:style-name="P38"><text:span text:style-name="T2"><text:tab/><text:tab/></text:span>é extraído</text:p>
      <text:p text:style-name="P38"><text:soft-page-break/><text:tab/><text:tab/><text:tab/>conhecimento</text:p>
      <text:p text:style-name="P38"><text:tab/><text:tab/><text:tab/><text:tab/>execução</text:p>
      <text:p text:style-name="P38"><text:tab/><text:tab/><text:tab/><text:tab/><text:tab/>algoritmo</text:p>
      <text:p text:style-name="P38"><text:tab/><text:tab/><text:tab/><text:tab/><text:tab/><text:tab/>tarefa utilizada.</text:p>
      <text:p text:style-name="P38"/>
      <text:p text:style-name="P38">Tarefas</text:p>
      <text:p text:style-name="P38"><text:tab/>modelo preditivo</text:p>
      <text:p text:style-name="P38"><text:tab/>análise de agrupamento</text:p>
      <text:p text:style-name="P38"><text:tab/>regras de associação.</text:p>
      <text:p text:style-name="P39"/>
      <text:p text:style-name="P40">análise dos resultados</text:p>
      <text:p text:style-name="P40"><text:tab/>é realizada</text:p>
      <text:p text:style-name="P40"><text:tab/><text:tab/>quarta etapa</text:p>
      <text:p text:style-name="P40"><text:span text:style-name="T2"><text:tab/><text:tab/><text:tab/>pós-processamento</text:span>.</text:p>
      <text:p text:style-name="P40"/>
      <text:p text:style-name="P41">variados estudos</text:p>
      <text:p text:style-name="P41"><text:tab/>são encontrados </text:p>
      <text:p text:style-name="P41"><text:tab/><text:tab/>literatura acadêmica</text:p>
      <text:p text:style-name="P41"><text:tab/><text:tab/><text:tab/>utilizando técnicas</text:p>
      <text:p text:style-name="P41"><text:tab/><text:tab/><text:tab/><text:tab/>MD</text:p>
      <text:p text:style-name="P41"><text:tab/><text:tab/><text:tab/><text:tab/><text:tab/>contexto educacional.</text:p>
      <text:p text:style-name="P6"/>
      <text:p text:style-name="P13">TRABALHOS RELACIONADOS</text:p>
      <text:p text:style-name="P6"/>
      <text:p text:style-name="P42">Martinhago (2005)</text:p>
      <text:p text:style-name="P42"><text:tab/>investiga</text:p>
      <text:p text:style-name="P42"><text:tab/><text:tab/>base de dados</text:p>
      <text:p text:style-name="P42"><text:tab/><text:tab/><text:tab/>sobre</text:p>
      <text:p text:style-name="P42"><text:tab/><text:tab/><text:tab/><text:tab/>vestibulandos</text:p>
      <text:p text:style-name="P42"><text:tab/><text:tab/><text:tab/><text:tab/><text:tab/>UFPR </text:p>
      <text:p text:style-name="P42"><text:tab/><text:tab/><text:tab/><text:tab/><text:tab/><text:tab/>2003.</text:p>
      <text:p text:style-name="P42"/>
      <text:p text:style-name="P42">utiliza</text:p>
      <text:p text:style-name="P42"><text:tab/>software WEKA</text:p>
      <text:p text:style-name="P42"><text:tab/>técnica</text:p>
      <text:p text:style-name="P42"><text:tab/><text:tab/>mineração</text:p>
      <text:p text:style-name="P42"><text:tab/><text:tab/><text:tab/>tipo árvore de decisão</text:p>
      <text:p text:style-name="P42"><text:tab/><text:tab/><text:tab/>algoritmos de classificação</text:p>
      <text:p text:style-name="P42"><text:tab/><text:tab/><text:tab/><text:tab/>J48</text:p>
      <text:p text:style-name="P42"><text:tab/><text:tab/><text:tab/><text:tab/>J48.PART</text:p>
      <text:p text:style-name="P42"><text:tab/><text:tab/><text:tab/>traçar</text:p>
      <text:p text:style-name="P42"><text:tab/><text:tab/><text:tab/><text:tab/>perfil do vestibulando</text:p>
      <text:p text:style-name="P42"><text:tab/><text:tab/><text:tab/><text:tab/><text:tab/>Universidade Federal do Paraná</text:p>
      <text:p text:style-name="P42"><text:tab/><text:tab/><text:tab/><text:tab/><text:tab/><text:tab/>Curitiba.</text:p>
      <text:p text:style-name="P6"/>
      <text:p text:style-name="P43">Furtado (2014)</text:p>
      <text:p text:style-name="P43"><text:tab/>agrupamento</text:p>
      <text:p text:style-name="P43"><text:tab/><text:tab/>municípios</text:p>
      <text:p text:style-name="P43"><text:tab/><text:tab/><text:tab/>estado</text:p>
      <text:p text:style-name="P43"><text:tab/><text:tab/><text:tab/><text:tab/>Rio de Janeiro</text:p>
      <text:p text:style-name="P43"><text:tab/><text:tab/><text:tab/><text:tab/><text:tab/>notas de matemática</text:p>
      <text:p text:style-name="P43"><text:tab/><text:tab/><text:tab/><text:tab/><text:tab/><text:tab/>ENEM</text:p>
      <text:p text:style-name="P43"><text:soft-page-break/><text:tab/><text:tab/><text:tab/><text:tab/><text:tab/><text:tab/><text:tab/>2011</text:p>
      <text:p text:style-name="P43"><text:tab/><text:tab/><text:tab/><text:tab/><text:tab/><text:tab/><text:tab/><text:tab/>utilizando</text:p>
      <text:p text:style-name="P43"><text:tab/><text:tab/><text:tab/><text:tab/><text:tab/><text:tab/><text:tab/><text:tab/><text:tab/>algoritmo</text:p>
      <text:p text:style-name="P43"><text:tab/><text:tab/><text:tab/><text:tab/><text:tab/><text:tab/><text:tab/><text:tab/><text:tab/><text:tab/>agrupamento espacial</text:p>
      <text:p text:style-name="P43"><text:tab/><text:tab/><text:tab/><text:tab/><text:tab/><text:tab/><text:tab/><text:tab/><text:tab/><text:tab/><text:tab/>SKATER</text:p>
      <text:p text:style-name="P43"><text:tab/><text:tab/><text:tab/><text:tab/><text:tab/><text:tab/><text:tab/><text:tab/><text:tab/><text:tab/><text:tab/><text:tab/>técnica de mineração</text:p>
      <text:p text:style-name="P43"><text:tab/><text:tab/><text:tab/><text:tab/><text:tab/><text:tab/><text:tab/><text:tab/><text:tab/><text:tab/><text:tab/><text:tab/><text:tab/>árvore geradora mínima.</text:p>
      <text:p text:style-name="P7"/>
      <text:p text:style-name="P43">Silva, Morino e Sato (2014)</text:p>
      <text:p text:style-name="P43"><text:tab/>dados dos questionários socioeconômicos</text:p>
      <text:p text:style-name="P43"><text:tab/><text:tab/>alunos</text:p>
      <text:p text:style-name="P43"><text:tab/><text:tab/><text:tab/>ENEM 2010</text:p>
      <text:p text:style-name="P44"><text:tab/><text:tab/><text:tab/><text:tab/>técnica de mineração</text:p>
      <text:p text:style-name="P44"><text:tab/><text:tab/><text:tab/><text:tab/><text:tab/>baseada em regras de associação</text:p>
      <text:p text:style-name="P44"><text:tab/><text:tab/><text:tab/><text:tab/><text:tab/><text:tab/>diferentes parametrizações</text:p>
      <text:p text:style-name="P44"><text:tab/><text:tab/><text:tab/><text:tab/><text:tab/><text:tab/><text:tab/>algoritmo A Priori.</text:p>
      <text:p text:style-name="P7"/>
      <text:p text:style-name="P16">Braga e Drummond (2017)</text:p>
      <text:p text:style-name="P17"><text:tab/>investigam</text:p>
      <text:p text:style-name="P17"><text:tab/><text:tab/>utilização da linguagem R</text:p>
      <text:p text:style-name="P17"><text:tab/><text:tab/><text:tab/>ferramenta</text:p>
      <text:p text:style-name="P17"><text:tab/><text:tab/><text:tab/><text:tab/>mineração de dados abertos governamentais.</text:p>
      <text:p text:style-name="P17"/>
      <text:p text:style-name="P17">estudo de caso</text:p>
      <text:p text:style-name="P17"><text:tab/>dados</text:p>
      <text:p text:style-name="P17"><text:tab/><text:tab/>ENEM</text:p>
      <text:p text:style-name="P17"><text:tab/><text:tab/><text:tab/>2013.</text:p>
      <text:p text:style-name="P17"/>
      <text:p text:style-name="P17">utilizam</text:p>
      <text:p text:style-name="P17"><text:tab/>técnicas de mineração</text:p>
      <text:p text:style-name="P17"><text:tab/><text:tab/>por agrupamento</text:p>
      <text:p text:style-name="P17"><text:tab/><text:tab/><text:tab/>extração de regras</text:p>
      <text:p text:style-name="P17"><text:tab/><text:tab/><text:tab/><text:tab/>através de árvore de decisão</text:p>
      <text:p text:style-name="P17"><text:tab/><text:tab/><text:tab/><text:tab/>mineração de texto.</text:p>
      <text:p text:style-name="P18"/>
      <text:p text:style-name="P19">Stearns et al. (2017)</text:p>
      <text:p text:style-name="P19"><text:tab/>dados socioeconômicos do ENEM</text:p>
      <text:p text:style-name="P19"><text:tab/><text:tab/>comparar</text:p>
      <text:p text:style-name="P19"><text:tab/><text:tab/><text:tab/>capacidade de generalização</text:p>
      <text:p text:style-name="P19"><text:tab/><text:tab/><text:tab/><text:tab/>dois métodos de agrupamento por árvore de decisão</text:p>
      <text:p text:style-name="P19"><text:tab/><text:tab/><text:tab/><text:tab/><text:tab/>nota dos estudantes no exame.</text:p>
      <text:p text:style-name="P19"/>
      <text:p text:style-name="P19">modelos utilizados</text:p>
      <text:p text:style-name="P19"><text:tab/>métodos de regressão</text:p>
      <text:p text:style-name="P19"><text:tab/><text:tab/>baseados em boosting</text:p>
      <text:p text:style-name="P19"><text:tab/><text:tab/><text:tab/>árvore de decisão</text:p>
      <text:p text:style-name="P19"><text:tab/><text:tab/><text:tab/><text:tab/>AdaBoost</text:p>
      <text:p text:style-name="P19"><text:tab/><text:tab/><text:tab/><text:tab/>Gradient Boosting.</text:p>
      <text:p text:style-name="P18"/>
      <text:p text:style-name="P45">Relacionar</text:p>
      <text:p text:style-name="P45"><text:tab/>fatores socioeconômicos</text:p>
      <text:p text:style-name="P45"><text:tab/><text:tab/>escolas do ensino médio de todo o território nacional</text:p>
      <text:p text:style-name="P45"><text:soft-page-break/><text:tab/>indicador desempenho médio</text:p>
      <text:p text:style-name="P45"><text:tab/><text:tab/>ciências da natureza e suas tecnologias</text:p>
      <text:p text:style-name="P45"/>
      <text:p text:style-name="P45">construído</text:p>
      <text:p text:style-name="P45"><text:tab/>modelo preditivo</text:p>
      <text:p text:style-name="P45"><text:tab/><text:tab/>técnica de mineração</text:p>
      <text:p text:style-name="P45"><text:tab/><text:tab/><text:tab/>árvore de decisão</text:p>
      <text:p text:style-name="P45"><text:tab/><text:tab/><text:tab/><text:tab/>algoritmo j48</text:p>
      <text:p text:style-name="P45"><text:tab/><text:tab/><text:tab/><text:tab/><text:tab/><text:span text:style-name="T10">s</text:span>oftware WEKA.</text:p>
      <text:p text:style-name="P14"/>
      <text:p text:style-name="P20">MATERIAIS E MÉTODOS</text:p>
      <text:p text:style-name="P15"/>
      <text:p text:style-name="P9"><text:span text:style-name="T11">t</text:span>écnica de mineração de dados</text:p>
      <text:p text:style-name="P9"><text:tab/>árvore de decisão</text:p>
      <text:p text:style-name="P9"><text:tab/><text:tab/><text:span text:style-name="T12">algoritmo </text:span>j48</text:p>
      <text:p text:style-name="P9"><text:tab/><text:tab/><text:tab/>software WEKA.</text:p>
      <text:p text:style-name="P6"/>
      <text:p text:style-name="P22">Dados</text:p>
      <text:p text:style-name="P22"><text:tab/>INEP</text:p>
      <text:p text:style-name="P22"><text:tab/><text:tab/><text:span text:style-name="T12">v</text:span>alores médios de proficiência</text:p>
      <text:p text:style-name="P22"><text:tab/><text:tab/><text:tab/>alunos</text:p>
      <text:p text:style-name="P22"><text:tab/><text:tab/><text:tab/><text:tab/>agrupados</text:p>
      <text:p text:style-name="P22"><text:tab/><text:tab/><text:tab/><text:tab/><text:tab/>escolas.</text:p>
      <text:p text:style-name="P22"/>
      <text:p text:style-name="P23">Escolas</text:p>
      <text:p text:style-name="P23"><text:tab/>pelo menos 10 dez alunos</text:p>
      <text:p text:style-name="P23"><text:tab/><text:tab/>fase de conclusão do ensino médio regular</text:p>
      <text:p text:style-name="P23"><text:tab/><text:tab/>participaram do ENEM de 2015</text:p>
      <text:p text:style-name="P23"><text:tab/>possuíam</text:p>
      <text:p text:style-name="P24"><text:span text:style-name="T13"><text:tab/><text:tab/>+ </text:span>50% alunos</text:p>
      <text:p text:style-name="P24"><text:tab/><text:tab/><text:tab/> participantes do exame.</text:p>
      <text:p text:style-name="P23"/>
      <text:p text:style-name="P25">delimitação do estudo</text:p>
      <text:p text:style-name="P25"><text:tab/>utilização dos resultados</text:p>
      <text:p text:style-name="P25"><text:tab/><text:tab/>área de ciências da natureza e suas tecnologias.</text:p>
      <text:p text:style-name="P25"/>
      <text:p text:style-name="P25">Escolha</text:p>
      <text:p text:style-name="P25"><text:tab/>motivada</text:p>
      <text:p text:style-name="P25"><text:tab/><text:tab/>baixos índices</text:p>
      <text:p text:style-name="P25"><text:tab/><text:tab/><text:tab/>presença de laboratórios de ciências nas escolas</text:p>
      <text:p text:style-name="P25"><text:tab/><text:tab/><text:tab/><text:tab/>Censo Escolar da Educação Básica de 2016.</text:p>
      <text:p text:style-name="P21"/>
      <text:p text:style-name="P26"><text:s/>software utilizado</text:p>
      <text:p text:style-name="P26"><text:tab/>WEKA</text:p>
      <text:p text:style-name="P26"><text:tab/><text:tab/>versão 3.8.1.</text:p>
      <text:p text:style-name="P26"/>
      <text:p text:style-name="P26">WEKA</text:p>
      <text:p text:style-name="P26"><text:tab/>software livre</text:p>
      <text:p text:style-name="P26"><text:tab/><text:tab/>iniciado em 1992</text:p>
      <text:p text:style-name="P26"><text:tab/><text:tab/><text:tab/>objetivo</text:p>
      <text:p text:style-name="P26"><text:tab/><text:tab/><text:tab/><text:tab/>prover uma coleção compreensível de algoritmos de aprendizado de máquina</text:p>
      <text:p text:style-name="P26"><text:tab/><text:tab/><text:tab/><text:tab/>ferramentas de processamento de dados para pesquisadores e praticantes.</text:p>
      <text:p text:style-name="P26"><text:soft-page-break/><text:tab/><text:tab/><text:tab/>Implementação <text:span text:style-name="T14">em </text:span>Java.</text:p>
      <text:p text:style-name="P27"/>
      <text:p text:style-name="P28">Análise</text:p>
      <text:p text:style-name="P28"><text:tab/>dados do ENEM por escola</text:p>
      <text:p text:style-name="P28"><text:tab/><text:tab/>técnica de mineração</text:p>
      <text:p text:style-name="P28"><text:tab/><text:tab/><text:tab/>árvore de decisões</text:p>
      <text:p text:style-name="P28"><text:tab/><text:tab/><text:tab/><text:tab/>algoritmo j48. <text:tab/></text:p>
      <text:p text:style-name="P27"/>
      <text:p text:style-name="P28"><text:span text:style-name="T3">Á</text:span>rvore de decisão</text:p>
      <text:p text:style-name="P28"><text:tab/>é um sistema de suporte a decisão</text:p>
      <text:p text:style-name="P28"><text:tab/><text:tab/>baseado em grafos de decisão em formato de árvore.</text:p>
      <text:p text:style-name="P28"/>
      <text:p text:style-name="P46">### PAREI AQUI</text:p>
      <text:p text:style-name="P28"/>
      <text:p text:style-name="P28">Utilizado</text:p>
      <text:p text:style-name="P28"><text:tab/>aprender</text:p>
      <text:p text:style-name="P28"><text:tab/><text:tab/>funções de classificação</text:p>
      <text:p text:style-name="P49"><text:tab/><text:tab/><text:tab/>que indicam</text:p>
      <text:p text:style-name="P49"><text:tab/><text:tab/><text:tab/><text:tab/>valor</text:p>
      <text:p text:style-name="P49"><text:tab/><text:tab/><text:tab/><text:tab/><text:tab/>variável dependente</text:p>
      <text:p text:style-name="P49"><text:tab/><text:tab/><text:tab/><text:tab/><text:tab/><text:tab/>através de dados</text:p>
      <text:p text:style-name="P49"><text:tab/><text:tab/><text:tab/><text:tab/><text:tab/><text:tab/><text:tab/>variáveis independentes.</text:p>
      <text:p text:style-name="P46"/>
      <text:p text:style-name="P50">Para os autores</text:p>
      <text:p text:style-name="P50"><text:tab/>árvores de decisão</text:p>
      <text:p text:style-name="P50"><text:tab/><text:tab/>consistem</text:p>
      <text:p text:style-name="P50"><text:tab/><text:tab/><text:tab/>abordagens</text:p>
      <text:p text:style-name="P50"><text:tab/><text:tab/><text:tab/><text:tab/>mais poderosas</text:p>
      <text:p text:style-name="P50"><text:tab/><text:tab/><text:tab/><text:tab/><text:tab/>mineração de dados</text:p>
      <text:p text:style-name="P50"><text:tab/><text:tab/><text:tab/><text:tab/><text:tab/><text:tab/>descoberta de conhecimento.</text:p>
      <text:p text:style-name="P50"/>
      <text:p text:style-name="P50">Tais ferramentas</text:p>
      <text:p text:style-name="P50"><text:tab/>são altamente efetivas</text:p>
      <text:p text:style-name="P50"><text:tab/><text:tab/>áreas</text:p>
      <text:p text:style-name="P50"><text:tab/><text:tab/><text:tab/>mineração de texto</text:p>
      <text:p text:style-name="P50"><text:tab/><text:tab/><text:tab/>extração de informação</text:p>
      <text:p text:style-name="P50"><text:tab/><text:tab/><text:tab/>aprendizado de máquina</text:p>
      <text:p text:style-name="P50"><text:tab/><text:tab/><text:tab/>reconhecimento de padrões.</text:p>
      <text:p text:style-name="P50"/>
      <text:p text:style-name="P51">Entre</text:p>
      <text:p text:style-name="P51"><text:tab/>algoritmos de árvores de decisão</text:p>
      <text:p text:style-name="P51"><text:tab/><text:tab/>j48</text:p>
      <text:p text:style-name="P51"><text:span text:style-name="T4"><text:tab/><text:tab/><text:tab/>é </text:span>bastante popular</text:p>
      <text:p text:style-name="P51"><text:tab/><text:tab/><text:tab/><text:tab/>aplicações educacionais.</text:p>
      <text:p text:style-name="P21"/>
      <text:p text:style-name="P21"><text:span text:style-name="T5">Pré-processamento</text:span> do Dados</text:p>
      <text:p text:style-name="P52">Cada tabela</text:p>
      <text:p text:style-name="P52"><text:tab/>fornecida</text:p>
      <text:p text:style-name="P52"><text:tab/><text:tab/>INEP</text:p>
      <text:p text:style-name="P52"><text:tab/><text:tab/><text:tab/>dados do ENEM</text:p>
      <text:p text:style-name="P52"><text:tab/><text:tab/><text:tab/><text:tab/>por escola</text:p>
      <text:p text:style-name="P52"><text:tab/><text:tab/><text:tab/><text:tab/>para cada área avaliada</text:p>
      <text:p text:style-name="P52"><text:soft-page-break/><text:tab/><text:tab/><text:tab/>apresenta 25 colunas</text:p>
      <text:p text:style-name="P52"><text:tab/><text:tab/><text:tab/><text:tab/>representando uma informação</text:p>
      <text:p text:style-name="P52"><text:tab/><text:tab/><text:tab/><text:tab/>ou variável</text:p>
      <text:p text:style-name="P52"><text:tab/><text:tab/><text:tab/><text:tab/><text:tab/>divididas em três categorias:</text:p>
      <text:p text:style-name="P52"><text:tab/><text:tab/><text:tab/><text:tab/><text:tab/><text:tab/>características da escola</text:p>
      <text:p text:style-name="P52"><text:tab/><text:tab/><text:tab/><text:tab/><text:tab/><text:tab/>indicadores</text:p>
      <text:p text:style-name="P52"><text:tab/><text:tab/><text:tab/><text:tab/><text:tab/><text:tab/>desempenho.</text:p>
      <text:p text:style-name="P52"/>
      <text:p text:style-name="P53">A Tabela 1</text:p>
      <text:p text:style-name="P53"><text:tab/>apresenta</text:p>
      <text:p text:style-name="P53"><text:tab/><text:tab/>25 variáveis</text:p>
      <text:p text:style-name="P53"><text:tab/><text:tab/><text:tab/>indicado na coluna Id</text:p>
      <text:p text:style-name="P53"><text:tab/><text:tab/><text:tab/><text:tab/>as nove selecionadas</text:p>
      <text:p text:style-name="P53"><text:tab/><text:tab/><text:tab/><text:tab/><text:tab/>utilizadas</text:p>
      <text:p text:style-name="P53"><text:tab/><text:tab/><text:tab/><text:tab/><text:tab/><text:tab/>na mineração de dados.</text:p>
      <text:p text:style-name="P21"/>
      <text:p text:style-name="P55">variável Média Escola</text:p>
      <text:p text:style-name="P55"><text:tab/>indica</text:p>
      <text:p text:style-name="P55"><text:tab/><text:tab/>desempenho médio</text:p>
      <text:p text:style-name="P55"><text:tab/><text:tab/><text:tab/>alunos da escola</text:p>
      <text:p text:style-name="P55"><text:tab/><text:tab/><text:tab/><text:tab/>ciências da natureza e suas tecnologias.</text:p>
      <text:p text:style-name="P55"/>
      <text:p text:style-name="P56">O INEP</text:p>
      <text:p text:style-name="P56"><text:tab/>fornece esse dado</text:p>
      <text:p text:style-name="P56"><text:tab/><text:tab/>valor numérico</text:p>
      <text:p text:style-name="P56"><text:tab/><text:tab/><text:tab/>valor máximo <text:span text:style-name="T15">&lt; </text:span>750 pontos</text:p>
      <text:p text:style-name="P56"/>
      <text:p text:style-name="P56">tarefa de mineração de dados</text:p>
      <text:p text:style-name="P56"><text:tab/>por se tratar</text:p>
      <text:p text:style-name="P56"><text:tab/><text:tab/>valor de referência</text:p>
      <text:p text:style-name="P56"><text:tab/><text:tab/><text:tab/>convertê-lo</text:p>
      <text:p text:style-name="P56"><text:tab/><text:tab/><text:tab/><text:tab/>categorias limitadas.</text:p>
      <text:p text:style-name="P56"/>
      <text:p text:style-name="P57">Na Tabela 2</text:p>
      <text:p text:style-name="P57"><text:tab/>categorias divididas</text:p>
      <text:p text:style-name="P57"><text:tab/><text:tab/>quatro valores possíveis</text:p>
      <text:p text:style-name="P57"><text:tab/><text:tab/><text:tab/>utilizando</text:p>
      <text:p text:style-name="P57"><text:tab/><text:tab/><text:tab/><text:tab/>escala prevista </text:p>
      <text:p text:style-name="P57"><text:tab/><text:tab/><text:tab/><text:tab/><text:tab/>INEP 2016.</text:p>
      <text:p text:style-name="P21"/>
      <text:p text:style-name="P58">Para a análise</text:p>
      <text:p text:style-name="P58"><text:tab/>foi salvo arquivo</text:p>
      <text:p text:style-name="P58"><text:tab/><text:tab/>com as nove colunas selecionadas</text:p>
      <text:p text:style-name="P58"><text:tab/><text:tab/>15599 linhas</text:p>
      <text:p text:style-name="P58"><text:tab/><text:tab/>identificação das colunas</text:p>
      <text:p text:style-name="P58"><text:tab/><text:tab/>escolas</text:p>
      <text:p text:style-name="P58"><text:tab/><text:tab/><text:tab/>resultados</text:p>
      <text:p text:style-name="P58"><text:tab/><text:tab/><text:tab/><text:tab/>informados.</text:p>
      <text:p text:style-name="P21"/>
      <text:p text:style-name="P29">MINERAÇÃO DE DADOS</text:p>
      <text:p text:style-name="P29"/>
      <text:p text:style-name="P59">software WEKA</text:p>
      <text:p text:style-name="P59"><text:soft-page-break/><text:tab/>análise</text:p>
      <text:p text:style-name="P59"><text:tab/><text:tab/>árvore de decisão</text:p>
      <text:p text:style-name="P59"><text:tab/><text:tab/><text:tab/>algoritmo j48</text:p>
      <text:p text:style-name="P59"><text:tab/><text:tab/><text:tab/><text:tab/>utilizando</text:p>
      <text:p text:style-name="P59"><text:tab/><text:tab/><text:tab/><text:tab/><text:tab/>opção cross-validation</text:p>
      <text:p text:style-name="P59"><text:tab/><text:tab/><text:tab/><text:tab/><text:tab/><text:tab/>valor</text:p>
      <text:p text:style-name="P59"><text:tab/><text:tab/><text:tab/><text:tab/><text:tab/><text:tab/><text:tab/>fold <text:span text:style-name="T16">= 10</text:span></text:p>
      <text:p text:style-name="P59"><text:tab/><text:tab/><text:tab/><text:tab/><text:tab/><text:tab/><text:tab/>variável dependente</text:p>
      <text:p text:style-name="P59"><text:tab/><text:tab/><text:tab/><text:tab/><text:tab/><text:tab/><text:tab/><text:tab/>Média Escola.</text:p>
      <text:p text:style-name="P59"/>
      <text:p text:style-name="P60">A árvore</text:p>
      <text:p text:style-name="P60"><text:tab/>apresentou<text:tab/></text:p>
      <text:p text:style-name="P60"><text:tab/><text:tab/>variável independente principal</text:p>
      <text:p text:style-name="P60"><text:tab/><text:tab/><text:tab/>Tipo Escola</text:p>
      <text:p text:style-name="P60"><text:tab/><text:tab/><text:tab/><text:tab/>divide<text:span text:style-name="T17">-se</text:span> quatro valores</text:p>
      <text:p text:style-name="P60"><text:tab/><text:tab/><text:tab/><text:tab/><text:tab/>privada</text:p>
      <text:p text:style-name="P60"><text:tab/><text:tab/><text:tab/><text:tab/><text:tab/>federal</text:p>
      <text:p text:style-name="P60"><text:tab/><text:tab/><text:tab/><text:tab/><text:tab/>estadual</text:p>
      <text:p text:style-name="P60"><text:tab/><text:tab/><text:tab/><text:tab/><text:tab/>municipal</text:p>
      <text:p text:style-name="P60"/>
      <text:p text:style-name="P60">variável hierarquicamente seguinte</text:p>
      <text:p text:style-name="P60"><text:tab/><text:tab/>Nível socioeconômico</text:p>
      <text:p text:style-name="P60"/>
      <text:p text:style-name="P61">Figura 3</text:p>
      <text:p text:style-name="P61"><text:tab/> apresenta</text:p>
      <text:p text:style-name="P62"><text:tab/><text:tab/>os dois primeiros níveis hierárquicos da árvore</text:p>
      <text:p text:style-name="P62">Figura 4</text:p>
      <text:p text:style-name="P62"><text:tab/>apresenta</text:p>
      <text:p text:style-name="P62"><text:tab/><text:tab/>árvore completa.</text:p>
      <text:p text:style-name="P29"/>
      <text:p text:style-name="P63">árvore de decisão</text:p>
      <text:p text:style-name="P63"><text:tab/>identific<text:span text:style-name="T18">ou</text:span> corretamente</text:p>
      <text:p text:style-name="P63"><text:tab/><text:tab/>77,02% das 15998 instâncias</text:p>
      <text:p text:style-name="P63"/>
      <text:p text:style-name="P64">Tabela 3</text:p>
      <text:p text:style-name="P64"><text:tab/>apresenta</text:p>
      <text:p text:style-name="P64"><text:tab/><text:tab/>valores de acurácia para cada classe da variável média escola</text:p>
      <text:p text:style-name="P64"/>
      <text:p text:style-name="P65">valores de precisão</text:p>
      <text:p text:style-name="P65"><text:tab/>apresentam</text:p>
      <text:p text:style-name="P65"><text:tab/><text:tab/>resultados interessantes</text:p>
      <text:p text:style-name="P65"><text:tab/><text:tab/><text:tab/>classes I, <text:span text:style-name="T19">II e </text:span>III.</text:p>
      <text:p text:style-name="P65"/>
      <text:p text:style-name="P66">classe IV</text:p>
      <text:p text:style-name="P66"><text:tab/>apresenta</text:p>
      <text:p text:style-name="P66"><text:tab/><text:tab/>valor consideravelmente inferior</text:p>
      <text:p text:style-name="P66"/>
      <text:p text:style-name="P67">Tabela 4</text:p>
      <text:p text:style-name="P67"><text:tab/>apresenta</text:p>
      <text:p text:style-name="P67"><text:tab/><text:tab/>matriz de classificação para cada classe</text:p>
      <text:p text:style-name="P67"><text:tab/><text:tab/><text:tab/>classe IV</text:p>
      <text:p text:style-name="P67"><text:tab/><text:tab/><text:tab/><text:tab/><text:span text:style-name="T20">de 9 apenas 1 classificação correta</text:span></text:p>
      <text:p text:style-name="P29"><text:soft-page-break/></text:p>
      <text:p text:style-name="P29">CONCLUSÃO</text:p>
      <text:p text:style-name="P29"/>
      <text:p text:style-name="P68">resultados obtidos</text:p>
      <text:p text:style-name="P68"><text:tab/>árvore de decisão</text:p>
      <text:p text:style-name="P68"><text:tab/><text:tab/>utilizando-se</text:p>
      <text:p text:style-name="P68"><text:tab/><text:tab/><text:tab/>algoritmo j48</text:p>
      <text:p text:style-name="P68"><text:tab/><text:tab/><text:tab/><text:tab/>promissor para <text:span text:style-name="T21">3/4</text:span> classes de valores da variável dependente</text:p>
      <text:p text:style-name="P68"><text:tab/><text:tab/><text:tab/><text:tab/><text:tab/>Média Escola.</text:p>
      <text:p text:style-name="P68"/>
      <text:p text:style-name="P69">ramos </text:p>
      <text:p text:style-name="P69"><text:tab/>maior variação hierárquica</text:p>
      <text:p text:style-name="P69"><text:tab/><text:tab/>maior diversidade de valores</text:p>
      <text:p text:style-name="P69"><text:tab/><text:tab/><text:tab/>variável Média Escola.</text:p>
      <text:p text:style-name="P69"/>
      <text:p text:style-name="P70">algoritmo J48</text:p>
      <text:p text:style-name="P70"><text:tab/>variáveis independentes mais importantes hierarquicamente</text:p>
      <text:p text:style-name="P70"><text:tab/><text:tab/>decisão</text:p>
      <text:p text:style-name="P70"><text:tab/><text:tab/><text:tab/>classe da variável independente são:</text:p>
      <text:p text:style-name="P29"><text:tab/><text:tab/><text:tab/><text:tab/>no primeiro nível o Tipo Escola;</text:p>
      <text:p text:style-name="P29"><text:tab/><text:tab/><text:tab/><text:tab/>no segundo nível o Nível Socioeconômico;</text:p>
      <text:p text:style-name="P70"><text:tab/><text:tab/><text:tab/><text:tab/>no terceiro nível em diante as variáveis alternaram de posição</text:p>
      <text:p text:style-name="P70"><text:tab/><text:tab/><text:tab/><text:tab/><text:tab/>função dos valores dos níveis superiores.</text:p>
      <text:p text:style-name="P29"/>
      <text:p text:style-name="P71">desempenho médio</text:p>
      <text:p text:style-name="P71"><text:tab/>alunos</text:p>
      <text:p text:style-name="P71"><text:tab/><text:tab/>ciências da natureza e suas tecnologias</text:p>
      <text:p text:style-name="P71"><text:tab/><text:tab/><text:tab/>destaca-se</text:p>
      <text:p text:style-name="P71"><text:tab/><text:tab/><text:tab/><text:tab/>valores</text:p>
      <text:p text:style-name="P71"><text:tab/><text:tab/><text:tab/><text:tab/><text:tab/>grupos III e IV ocorrem nas escolas:</text:p>
      <text:p text:style-name="P29"><text:tab/><text:tab/><text:tab/><text:tab/><text:tab/><text:tab/>privadas, apenas no nível socioeconômico muito alto;</text:p>
      <text:p text:style-name="P29"><text:tab/><text:tab/><text:tab/><text:tab/><text:tab/><text:tab/>federais, nos níveis muito alto, alto e médio alto;</text:p>
      <text:p text:style-name="P29"><text:tab/><text:tab/><text:tab/><text:tab/><text:tab/><text:tab/>estaduais, apenas no nível muito alto;</text:p>
      <text:p text:style-name="P29"><text:tab/><text:tab/><text:tab/><text:tab/><text:tab/><text:tab/>nas municipais, apenas no nível médio alto.</text:p>
      <text:p text:style-name="P29"/>
      <text:p text:style-name="P72"><text:span text:style-name="T22">c</text:span>ontinuação deste estudo</text:p>
      <text:p text:style-name="P72"><text:tab/>prevê</text:p>
      <text:p text:style-name="P72"><text:tab/><text:tab/>enriquecimento</text:p>
      <text:p text:style-name="P72"><text:tab/><text:tab/><text:tab/>dados utilizados</text:p>
      <text:p text:style-name="P72"><text:tab/><text:tab/><text:tab/><text:tab/>informações de infraestrutura</text:p>
      <text:p text:style-name="P72"><text:tab/><text:tab/><text:tab/><text:tab/><text:tab/>escolas do ensino básico brasileiro.</text:p>
      <text:p text:style-name="P72"/>
      <text:p text:style-name="P73">Através</text:p>
      <text:p text:style-name="P73"><text:tab/>dados abertos</text:p>
      <text:p text:style-name="P73"><text:tab/><text:tab/>Censo Escolar da Educação Básica</text:p>
      <text:p text:style-name="P73"><text:tab/><text:tab/><text:tab/>a presença de laboratórios de ciências nas escolas</text:p>
      <text:p text:style-name="P73"><text:tab/><text:tab/><text:tab/><text:tab/>poderá ser analisada como elemento adicional</text:p>
      <text:p text:style-name="P73"><text:tab/><text:tab/><text:tab/><text:tab/><text:tab/>nova árvore de decisão a ser desenvolvida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20T10:46:23.942017622</dc:date>
    <meta:editing-duration>PT16H11M13S</meta:editing-duration>
    <meta:editing-cycles>112</meta:editing-cycles>
    <meta:document-statistic meta:table-count="0" meta:image-count="0" meta:object-count="0" meta:page-count="9" meta:paragraph-count="397" meta:word-count="987" meta:character-count="7928" meta:non-whitespace-character-count="6140"/>
  </office:meta>
</office:document-meta>
</file>